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Manjari Regular" svg:font-family="'Manjari Regular'" style:font-pitch="variable"/>
    <style:font-face style:name="Samyak Devanagari" svg:font-family="'Samyak Devanagar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DejaVu Sans" fo:font-size="10pt" style:font-size-asian="10pt" style:font-size-complex="10pt"/>
    </style:style>
    <style:style style:name="P2" style:family="paragraph" style:parent-style-name="Preformatted_20_Text">
      <style:text-properties style:font-name="DejaVu Sans" fo:font-size="10pt" officeooo:paragraph-rsid="0019ca32" style:font-size-asian="10pt" style:font-size-complex="10pt"/>
    </style:style>
    <style:style style:name="P3" style:family="paragraph" style:parent-style-name="Preformatted_20_Text">
      <style:text-properties style:font-name="DejaVu Sans" fo:font-size="10pt" officeooo:rsid="0019e9f5" officeooo:paragraph-rsid="0019e9f5" style:font-size-asian="10pt" style:font-size-complex="10pt"/>
    </style:style>
    <style:style style:name="P4" style:family="paragraph" style:parent-style-name="Preformatted_20_Text">
      <style:text-properties style:font-name="DejaVu Sans" fo:font-size="10pt" officeooo:paragraph-rsid="0019e9f5" style:font-size-asian="10pt" style:font-size-complex="10pt"/>
    </style:style>
    <style:style style:name="P5" style:family="paragraph" style:parent-style-name="Preformatted_20_Text">
      <style:text-properties style:font-name="DejaVu Sans" fo:font-size="10pt" officeooo:rsid="001eed5c" officeooo:paragraph-rsid="001eed5c" style:font-size-asian="10pt" style:font-size-complex="10pt"/>
    </style:style>
    <style:style style:name="P6" style:family="paragraph" style:parent-style-name="Preformatted_20_Text">
      <style:text-properties style:font-name="DejaVu Sans" fo:font-size="10pt" officeooo:rsid="0020b21f" officeooo:paragraph-rsid="0020b21f" style:font-size-asian="10pt" style:font-size-complex="10pt"/>
    </style:style>
    <style:style style:name="P7" style:family="paragraph" style:parent-style-name="Preformatted_20_Text">
      <style:text-properties style:font-name="DejaVu Sans" fo:font-size="10pt" officeooo:rsid="002331bd" officeooo:paragraph-rsid="002331bd" style:font-size-asian="10pt" style:font-size-complex="10pt"/>
    </style:style>
    <style:style style:name="P8" style:family="paragraph" style:parent-style-name="Preformatted_20_Text">
      <style:text-properties style:font-name="DejaVu Sans" fo:font-size="10pt" officeooo:paragraph-rsid="002835e1" style:font-size-asian="10pt" style:font-size-complex="10pt"/>
    </style:style>
    <style:style style:name="P9" style:family="paragraph" style:parent-style-name="Preformatted_20_Text">
      <style:text-properties style:font-name="DejaVu Sans" fo:font-size="10pt" officeooo:rsid="002b583b" officeooo:paragraph-rsid="002b583b" style:font-size-asian="10pt" style:font-size-complex="10pt"/>
    </style:style>
    <style:style style:name="P10" style:family="paragraph" style:parent-style-name="Preformatted_20_Text">
      <style:text-properties style:font-name="DejaVu Sans" fo:font-size="10pt" style:text-underline-style="solid" style:text-underline-width="auto" style:text-underline-color="font-color" style:font-size-asian="10pt" style:font-size-complex="10pt"/>
    </style:style>
    <style:style style:name="P11" style:family="paragraph" style:parent-style-name="Preformatted_20_Text">
      <style:paragraph-properties fo:text-align="center" style:justify-single-word="false"/>
      <style:text-properties style:font-name="DejaVu Sans" fo:font-size="13pt" fo:font-style="normal" officeooo:paragraph-rsid="001b25b7" style:font-size-asian="13pt" style:font-style-asian="normal" style:font-size-complex="13pt" style:font-style-complex="normal"/>
    </style:style>
    <style:style style:name="P12" style:family="paragraph" style:parent-style-name="Preformatted_20_Text">
      <style:paragraph-properties fo:text-align="center" style:justify-single-word="false"/>
      <style:text-properties style:font-name="DejaVu Sans" fo:font-size="14pt" fo:font-style="normal" style:text-underline-style="solid" style:text-underline-width="auto" style:text-underline-color="font-color" fo:font-weight="bold" officeooo:paragraph-rsid="001b25b7" style:font-size-asian="14pt" style:font-style-asian="normal" style:font-weight-asian="bold" style:font-size-complex="14pt" style:font-style-complex="normal" style:font-weight-complex="bold"/>
    </style:style>
    <style:style style:name="P13" style:family="paragraph" style:parent-style-name="Preformatted_20_Text">
      <style:paragraph-properties fo:text-align="center" style:justify-single-word="false"/>
      <style:text-properties style:font-name="DejaVu Sans" fo:font-size="12pt" fo:font-style="normal" officeooo:rsid="001b25b7" officeooo:paragraph-rsid="001b25b7" style:font-size-asian="12pt" style:font-style-asian="normal" style:font-size-complex="12pt" style:font-style-complex="normal"/>
    </style:style>
    <style:style style:name="P14" style:family="paragraph" style:parent-style-name="Preformatted_20_Text">
      <style:paragraph-properties fo:text-align="center" style:justify-single-word="false"/>
      <style:text-properties style:font-name="DejaVu Sans" fo:font-size="12pt" fo:font-style="normal" fo:font-weight="bold" officeooo:rsid="001b25b7" officeooo:paragraph-rsid="001b25b7" style:font-size-asian="12pt" style:font-style-asian="normal" style:font-weight-asian="bold" style:font-size-complex="12pt" style:font-style-complex="normal" style:font-weight-complex="bold"/>
    </style:style>
    <style:style style:name="P15" style:family="paragraph" style:parent-style-name="Preformatted_20_Text" style:list-style-name="L1">
      <style:paragraph-properties fo:text-align="center" style:justify-single-word="false"/>
      <style:text-properties officeooo:paragraph-rsid="001ca10a"/>
    </style:style>
    <style:style style:name="T1" style:family="text">
      <style:text-properties officeooo:rsid="0019ca32"/>
    </style:style>
    <style:style style:name="T2" style:family="text">
      <style:text-properties officeooo:rsid="0019e9f5"/>
    </style:style>
    <style:style style:name="T3" style:family="text">
      <style:text-properties officeooo:rsid="001ab0e9"/>
    </style:style>
    <style:style style:name="T4" style:family="text">
      <style:text-properties officeooo:rsid="001b25b7"/>
    </style:style>
    <style:style style:name="T5" style:family="text">
      <style:text-properties style:text-underline-style="solid" style:text-underline-width="auto" style:text-underline-color="font-color"/>
    </style:style>
    <style:style style:name="T6" style:family="text">
      <style:text-properties style:font-name="DejaVu Sans" fo:font-size="10pt" style:font-size-asian="10pt" style:font-size-complex="10pt"/>
    </style:style>
    <style:style style:name="T7" style:family="text">
      <style:text-properties style:font-name="DejaVu Sans" fo:font-size="11pt" fo:font-style="italic" officeooo:rsid="001ca10a" style:font-size-asian="11pt" style:font-style-asian="italic" style:font-size-complex="11pt" style:font-style-complex="italic"/>
    </style:style>
    <style:style style:name="T8" style:family="text">
      <style:text-properties fo:font-weight="bold" style:font-weight-asian="bold" style:font-weight-complex="bold"/>
    </style:style>
    <style:style style:name="T9" style:family="text">
      <style:text-properties officeooo:rsid="001dd743"/>
    </style:style>
    <style:style style:name="T10" style:family="text">
      <style:text-properties style:text-underline-style="none"/>
    </style:style>
    <style:style style:name="T11" style:family="text">
      <style:text-properties officeooo:rsid="00243647"/>
    </style:style>
    <style:style style:name="T12" style:family="text">
      <style:text-properties officeooo:rsid="0027b50a"/>
    </style:style>
    <style:style style:name="T13" style:family="text">
      <style:text-properties officeooo:rsid="002835e1"/>
    </style:style>
    <style:style style:name="T14" style:family="text">
      <style:text-properties officeooo:rsid="0029409e"/>
    </style:style>
    <style:style style:name="T15" style:family="text">
      <style:text-properties officeooo:rsid="00298772"/>
    </style:style>
    <style:style style:name="T16" style:family="text">
      <style:text-properties officeooo:rsid="002b58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Informe sobre el proceso de accesibilización de páginas.</text:span></text:p>
      <text:p text:style-name="P11"/>
      <text:p text:style-name="P13"><text:span text:style-name="T8">Realizado por:</text:span> Oliveras, Ailén</text:p>
      <text:p text:style-name="P14">Archivos adjuntos citados en este informe:</text:p>
      <text:list xml:id="list2968838806" text:style-name="L1">
        <text:list-item>
          <text:p text:style-name="P15"><text:span text:style-name="T7">EntregaAccesibilidadWeb2.html</text:span></text:p>
        </text:list-item>
        <text:list-item>
          <text:p text:style-name="P15"><text:span text:style-name="T7">EntregaAccesibilidadWeb3.html</text:span></text:p>
        </text:list-item>
        <text:list-item>
          <text:p text:style-name="P15"><text:span text:style-name="T7">EntregaAccesibilidadWeb3(Ejemplo reestructurado).html</text:span></text:p>
        </text:list-item>
      </text:list>
      <text:p text:style-name="P10"/>
      <text:p text:style-name="P1"/>
      <text:p text:style-name="P1">Para iniciar este trabajo, analizaremos en primer lugar de forma genérica algunos problemas recurrentes en un sitio elegido, y luego procederemos al análisis cauteloso y corrección de HTML de otros sitios similares a los que se visitamos diariamente para compras on-line, mencionando además las ventajas que proveen estos cambios en cuanto a accesibilidad trata.</text:p>
      <text:p text:style-name="P1">Para esto, utilizaremos distintas herramientas que provee el lenguaje HTML y aplicaremos técnicas para hacer mas accesibles los sistemas tratados en la siguiente parte del informe. Entre las herramientas especificas que se utilizarán, mencionamos el uso de los atributos "alt", "keypress", etc, e incluso la reorganización de como se muestra la información en pantalla.</text:p>
      <text:p text:style-name="P1"/>
      <text:p text:style-name="P1"/>
      <text:p text:style-name="P8">En este caso haremos mas accesibles algunos elementos recurrentes de la página web: </text:p>
      <text:p text:style-name="P8"><text:a xlink:type="simple" xlink:href="https://www.eldia.com/" text:style-name="Internet_20_link" text:visited-style-name="Visited_20_Internet_20_Link">https://www.eldia.com/</text:a></text:p>
      <text:p text:style-name="P1">Esta página posee gran cantidad de imágenes sin atributos que aclaren su contenido y la hagan mas facil</text:p>
      <text:p text:style-name="P1">de entender para alguien que no puede visualizarlas, además de gran cantidad de enlaces de redirección, cuyo significado depende del contexto</text:p>
      <text:p text:style-name="P1">y puede resultar confuso al usuario, entre otros ejemplos más.</text:p>
      <text:p text:style-name="P1"/>
      <text:p text:style-name="P1">Dado que al analizarla con validadores arroja mas de mil de faltas para alcanzar</text:p>
      <text:p text:style-name="P1">una accesibilidad óptima (62% del código posee fallas en este sentido), </text:p>
      <text:p text:style-name="P1">analizaremos como solucionar los problemas mas recurrentes en el sitio.</text:p>
      <text:p text:style-name="P1"/>
      <text:p text:style-name="P1"/>
      <text:p text:style-name="P1"/>
      <text:p text:style-name="P1"><text:s text:c="4"/>Primero mostraremos un ejemplo de como podría modificarse el panel lateral <text:tab/>de la izquierda de la página, para mejorar la accesibilidad de los mismos <text:tab/>en relación al contexto. Para esto, visualizamos el html de la misma y <text:tab/>extraemos el código de uno de sus elementos, el de la sección de deportes.</text:p>
      <text:p text:style-name="P1"/>
      <text:p text:style-name="P1"><text:s text:c="4"/>Para mejorar la accesibilidad en esta situación, alcanza con editar el texto <text:tab/>contenido en el elemento.</text:p>
      <text:p text:style-name="P1"/>
      <text:p text:style-name="P1">&lt;!-- Código original --&gt;</text:p>
      <text:p text:style-name="P1">&lt;li data-link="/seccion/deportes" class="tab-link-prev" href="#tab-seccion-deportes"&gt;Deportes&lt;/li&gt;</text:p>
      <text:p text:style-name="P1"/>
      <text:p text:style-name="P1">&lt;!--Código mas accesible--&gt;</text:p>
      <text:p text:style-name="P1">&lt;li data-link="/seccion/deportes" class="tab-link-prev" href="#tab-seccion-deportes"&gt;Ver sección de deportes&lt;/li&gt;</text:p>
      <text:p text:style-name="P1"/>
      <text:p text:style-name="P1"/>
      <text:p text:style-name="P1"/>
      <text:p text:style-name="P1"><text:s text:c="4"/>Luego, podemos observar que en la región inferior de la página, hay botones <text:tab/>que redirigen a las redes sociales del diario, estas no poseen un texto <text:tab/>alternativo que aclare para qué sirven estos mismos.</text:p>
      <text:p text:style-name="P1"/>
      <text:p text:style-name="P1">&lt;!-- Código original --&gt;</text:p>
      <text:p text:style-name="P1">&lt;ul class="social_profiles"&gt;</text:p>
      <text:p text:style-name="P1"><text:s text:c="4"/>&lt;li&gt;&lt;a href="http://www.facebook.com/eldialp" class="facebook sprite sprite-facebook-f287a7622f2bfe1a15852eca88498e4a"&gt;&lt;/a&gt;</text:p>
      <text:p text:style-name="P1"><text:s text:c="4"/>&lt;/li&gt;</text:p>
      <text:p text:style-name="P1"><text:s text:c="4"/>&lt;li style="width:35px;background:#fff;height:35px;border-radius:100%"&gt;&lt;a <text:soft-page-break/>href="https://api.whatsapp.com/send?phone=5492214779896"&gt;&lt;img style="width:23px;margin-right:5px;margin-bottom:5px" src="/img/header/whatsapp-logo.png"&gt;&lt;/a&gt;</text:p>
      <text:p text:style-name="P1"><text:s text:c="4"/>&lt;/li&gt;</text:p>
      <text:p text:style-name="P1"><text:s text:c="4"/>&lt;li&gt;&lt;a href="http://www.twitter.com/eldialp" class="twitter sprite sprite-twitter-3596b49ebfc9cc3c9d175d478d282e5f"&gt;&lt;/a&gt;</text:p>
      <text:p text:style-name="P1"><text:s text:c="4"/>&lt;/li&gt;</text:p>
      <text:p text:style-name="P1"><text:s text:c="4"/>&lt;li&gt;&lt;a href="https://www.instagram.com/eldialp/" class="instagram sprite sprite-instagram-eb78df5e8edd489e929465d022fa99ef"&gt;&lt;/a&gt;</text:p>
      <text:p text:style-name="P1"><text:s text:c="4"/>&lt;/li&gt; <text:s text:c="4"/></text:p>
      <text:p text:style-name="P1">&lt;/ul&gt;</text:p>
      <text:p text:style-name="P1"/>
      <text:p text:style-name="P1"><text:s text:c="4"/>En este caso primero haremos uso del atributo 'title' para poder aclarar el <text:tab/>contenido del link.</text:p>
      <text:p text:style-name="P1"/>
      <text:p text:style-name="P1">&lt;!--Código mas accesible --&gt;</text:p>
      <text:p text:style-name="P1">&lt;ul class="social_profiles"&gt;</text:p>
      <text:p text:style-name="P1"><text:s text:c="4"/>&lt;li&gt;&lt;a href="http://www.facebook.com/eldialp" title="Visitar la página de Facebook del diario" class="facebook sprite sprite-facebook-f287a7622f2bfe1a15852eca88498e4a"&gt;&lt;/a&gt;</text:p>
      <text:p text:style-name="P1"><text:s text:c="4"/>&lt;/li&gt;</text:p>
      <text:p text:style-name="P1"><text:s text:c="4"/>&lt;!-- (...) --&gt; <text:s text:c="4"/></text:p>
      <text:p text:style-name="P1">&lt;/ul&gt;</text:p>
      <text:p text:style-name="P2"/>
      <text:p text:style-name="P2"/>
      <text:p text:style-name="P1"/>
      <text:p text:style-name="P1"><text:s text:c="4"/>Además podriamos agregar una Access Key para que el usuario ,por ejemplo, al apretar ctrl + F </text:p>
      <text:p text:style-name="P1"><text:s text:c="4"/>pueda ir directamente al Facebook de la página</text:p>
      <text:p text:style-name="P1"/>
      <text:p text:style-name="P1">&lt;ul class="social_profiles"&gt;</text:p>
      <text:p text:style-name="P1"><text:s text:c="4"/>&lt;li&gt;&lt;a href="http://www.facebook.com/eldialp" accesskey="F" title="Visitar la página de Facebook del diario" class="facebook sprite sprite-facebook-f287a7622f2bfe1a15852eca88498e4a"&gt;&lt;/a&gt;</text:p>
      <text:p text:style-name="P1"><text:s text:c="4"/>&lt;/li&gt;</text:p>
      <text:p text:style-name="P1"><text:s text:c="4"/>&lt;!-- (...) --&gt; <text:s text:c="4"/></text:p>
      <text:p text:style-name="P1">&lt;/ul&gt;</text:p>
      <text:p text:style-name="P1"/>
      <text:p text:style-name="P1"/>
      <text:p text:style-name="P1"/>
      <text:p text:style-name="P1"><text:s text:c="4"/>Ahora, analizando las imágenes del sitio, podemos ver ninguna aclara <text:tab/>textualmente su contenido o posee alguna forma de diferir de que trata la <text:tab/>misma para el caso en qué el usuario se trate de una persona no vidente.</text:p>
      <text:p text:style-name="P1"/>
      <text:p text:style-name="P1">&lt;!-- Código original (Acortado ya que posee muchas referencias a imagenes innecesarias para</text:p>
      <text:p text:style-name="P1"><text:s text:c="4"/>el ejemplo que se enseña a continuación)--&gt;</text:p>
      <text:p text:style-name="P1">&lt;img class="lazyautosizes lazyloaded" data-sizes="auto" data-src="https://cdn1.eldia.com/112019/1573053675605.jpg?&amp;amp;cw=320&amp;amp;ch=200" </text:p>
      <text:p text:style-name="P1"><text:s text:c="4"/>data-srcset="https://cdn1.eldia.com/112019/1573053675605.jpg?&amp;amp;cw=320&amp;amp;ch=200 320w, <text:s text:c="13"/></text:p>
      <text:p text:style-name="P1"><text:s text:c="4"/>https://cdn1.eldia.com/112019/1573053675605.jpg?&amp;amp;cw=480&amp;amp;ch=300 480w, <text:s text:c="38"/></text:p>
      <text:p text:style-name="P1"><text:s text:c="4"/>https://cdn1.eldia.com/112019/1573053675605.jpg?&amp;amp;cw=1200&amp;amp;ch=750 1200w" </text:p>
      <text:p text:style-name="P1"><text:s text:c="4"/>src="https://cdn1.eldia.com/112019/1573053675605.jpg?&amp;amp;cw=320&amp;amp;ch=200"&gt;</text:p>
      <text:p text:style-name="P1"/>
      <text:p text:style-name="P1"><text:s text:c="4"/>En este caso añadiremos el atributo 'alt' de la clase &lt;img&gt;, que permite <text:tab/>añadir una descripción de la misma como una forma alternativa de entender <text:tab/>este contenido.</text:p>
      <text:p text:style-name="P1"><text:s text:c="4"/></text:p>
      <text:p text:style-name="P1">&lt;!--Código mas accesible --&gt;</text:p>
      <text:p text:style-name="P1">&lt;img class="lazyautosizes lazyloaded" alt="Imagen sobre la alumna qué participó del proyecto de donación" data-sizes="auto" data-src="https://cdn1.eldia.com/112019/1573053675605.jpg?&amp;amp;cw=320&amp;amp;ch=200" </text:p>
      <text:p text:style-name="P1"><text:s text:c="4"/>data-srcset="https://cdn1.eldia.com/112019/1573053675605.jpg?&amp;amp;cw=320&amp;amp;ch=200 320w, <text:s text:c="13"/></text:p>
      <text:p text:style-name="P1"><text:soft-page-break/><text:s text:c="4"/>https://cdn1.eldia.com/112019/1573053675605.jpg?&amp;amp;cw=480&amp;amp;ch=300 480w, <text:s text:c="38"/></text:p>
      <text:p text:style-name="P1"><text:s text:c="4"/>https://cdn1.eldia.com/112019/1573053675605.jpg?&amp;amp;cw=1200&amp;amp;ch=750 1200w" </text:p>
      <text:p text:style-name="P1"><text:s text:c="4"/>src="https://cdn1.eldia.com/112019/1573053675605.jpg?&amp;amp;cw=320&amp;amp;ch=200"&gt;</text:p>
      <text:p text:style-name="P1"/>
      <text:p text:style-name="P1"/>
      <text:p text:style-name="P1"/>
      <text:p text:style-name="P1"><text:s text:c="4"/>Ahora, al ingresar a algunos artículos, podemos ver que los mismos contienen <text:tab/>videos. Por empezar, para hacer este recurso mas accesible, sería ideal <text:tab/>que los videos posean <text:span text:style-name="T1">subtítulos</text:span> y una transcripción de los diálogos.</text:p>
      <text:p text:style-name="P1"/>
      <text:p text:style-name="P1"><text:s text:c="4"/>Ademas, el problema con la clase 'video' de html, es que el panel de controles (play,pausa) <text:span text:style-name="T1">n</text:span>o es accesible por teclado en la mayoría de los <text:tab/>browsers.</text:p>
      <text:p text:style-name="P1"/>
      <text:p text:style-name="P1"/>
      <text:p text:style-name="P1"><text:s text:c="4"/>*Para añadir subtitulos al texto, podemos crear un archivo WEBVVT, con una <text:tab/>estructura como la siguiente:</text:p>
      <text:p text:style-name="P1"><text:s text:c="8"/>1</text:p>
      <text:p text:style-name="P1"><text:s text:c="8"/>00:00:22.230 -&gt; 00:00:24.606 <text:s text:c="3"/>(Rango en el que vá el subtitulo)</text:p>
      <text:p text:style-name="P1"><text:s text:c="8"/>Hola! Me presento, soy la representante de la asociación. <text:s text:c="2"/>(Este es el <text:tab/> <text:s/>primer extracto)</text:p>
      <text:p text:style-name="P1"/>
      <text:p text:style-name="P1"><text:s text:c="8"/>2</text:p>
      <text:p text:style-name="P1"><text:s text:c="8"/>00:00:30.739 -&gt; 00:00:34.074</text:p>
      <text:p text:style-name="P1"><text:s text:c="8"/>Vamos a conocer la sede de La Plata. <text:s text:c="3"/>(Este es el segundo extracto)</text:p>
      <text:p text:style-name="P1"/>
      <text:p text:style-name="P1"><text:s text:c="8"/></text:p>
      <text:p text:style-name="P1"><text:s text:c="4"/>Para añadir luego este archivo de subtitulos, utilizamos el atributo &lt; track <text:tab/>&gt; dentro de los controles del video, añadiendo esta linea en nuestro <text:tab/>código: </text:p>
      <text:p text:style-name="P1"/>
      <text:p text:style-name="P1"><text:s text:c="4"/>(ejemplo)</text:p>
      <text:p text:style-name="P1"><text:s text:c="4"/>&lt;track kind="Subtitulos" src="subtitulos_es.vtt" srclang="es"&gt;</text:p>
      <text:p text:style-name="P1"/>
      <text:p text:style-name="P1"><text:s text:c="4"/>**Esto ultimo incluso ayuda a los buscadores a mostrar el contenido del <text:tab/>sitio de forma mas directa en las búsquedas, por lo que resulta <text:tab/>beneficioso para dar a conocer mas el negocio.</text:p>
      <text:p text:style-name="P1"/>
      <text:p text:style-name="P1"/>
      <text:p text:style-name="P1"/>
      <text:p text:style-name="P1">En la siguiente etapa del informe proseguiremos a analizar mas cuidadosamente dos páginas,y a corregir el código <text:span text:style-name="T1">HTML </text:span>completamente, adjuntando dos archivos de muestra de como podría ser el resultado final de este proceso.</text:p>
      <text:p text:style-name="P1"><text:s text:c="4"/></text:p>
      <text:p text:style-name="P1"/>
      <text:p text:style-name="P1">Informe respecto al archivo "EntregaAccesibilidadWeb2.html"</text:p>
      <text:p text:style-name="P1"/>
      <text:p text:style-name="P8">La web a analizar es la siguiente:</text:p>
      <text:p text:style-name="P8"><text:a xlink:type="simple" xlink:href="http://www.resinformatica.com.ar/LOGIN_ONLY/login-only/GlobalBluePoint-ERP.aspx" text:style-name="Internet_20_link" text:visited-style-name="Visited_20_Internet_20_Link">http://www.resinformatica.com.ar/LOGIN_ONLY/login-only/GlobalBluePoint-ERP.aspx</text:a></text:p>
      <text:p text:style-name="P1">Analizaremos concretamente la pestaña de login del sistema para demostrar que <text:span text:style-name="T1">podríamos</text:span> hacer una pestaña de formularios que sea accesible.</text:p>
      <text:p text:style-name="P1"/>
      <text:p text:style-name="P1">En este caso los cambios realizados fueron los siguientes: (Estos pueden visualizarse en el archivo HTML también, realizando una <text:span text:style-name="T1">búsqueda</text:span> que contenga el string 'EDITADO' para visualizar algunos de estos casos con mayor facilidad)</text:p>
      <text:p text:style-name="P1"/>
      <text:p text:style-name="P1">1°) En varios casos hicimos uso del atributo ‘alt’ para escribir un texto alternativo para las imágenes, con el fin de que pueda entenderse el contexto de la página con la misma facilidad para aquellos usuarios que no puedan visualizarlas.</text:p>
      <text:p text:style-name="P1">2°) Se añadieron descripciones de links de redirecciones (originalmente no las <text:span text:style-name="T1">contenían</text:span>).</text:p>
      <text:p text:style-name="P1">3°) Se agrandaron varias imágenes para que cumplan con el tamaño <text:span text:style-name="T1">mínimo</text:span> recomendado por la wcag (16 px), aunque en realidad, la mejor manera de hacer el sitio mas accesible, es escribiendo en CSS el tamaño de las mismas en auto<text:span text:style-name="T9">mático (con porcentajes)</text:span>, o bien, generando la misma imagen en <text:span text:style-name="T9">varios</text:span> <text:span text:style-name="T10">tamaños</text:span> distintos y cargarlas en base al tamaño de la ventana.</text:p>
      <text:p text:style-name="P1"><text:soft-page-break/></text:p>
      <text:p text:style-name="P1">Por ejemplo de la siguiente forma:</text:p>
      <text:p text:style-name="P1">&lt;img srcset="foto_de_inicio.jpg 320w, </text:p>
      <text:p text:style-name="P1"><text:s text:c="13"/>foto_de_inicio.jpg 480w,</text:p>
      <text:p text:style-name="P1"><text:s text:c="13"/>foto_de_inicio.jpg 800w"</text:p>
      <text:p text:style-name="P1"><text:s text:c="5"/>sizes="(max-width: 320px) 280px,</text:p>
      <text:p text:style-name="P1"><text:s text:c="12"/>(max-width: 480px) 440px,</text:p>
      <text:p text:style-name="P1"><text:s text:c="12"/>800px"</text:p>
      <text:p text:style-name="P1"><text:s text:c="4"/>(...)</text:p>
      <text:p text:style-name="P1"/>
      <text:p text:style-name="P1">4°) Corrección de textos alternativos que no <text:span text:style-name="T1">describían</text:span> claramente la operación que realizaba un determinado componente del <text:span text:style-name="T1">HTML</text:span> (Por ejemplo, se hace referencia a que en lugar de contener el texto 'Ir', se cambió</text:p>
      <text:p text:style-name="P1">por 'Dirigirse a la página x').</text:p>
      <text:p text:style-name="P1">5°) Se añadieron atributos 'keypress', para que puedan accederse a los elementos no solo usando el mouse, sino también utilizando el teclado.</text:p>
      <text:p text:style-name="P1">6°) Se aclaró el lenguaje de la pagina en el encabezado del <text:span text:style-name="T1">HTML</text:span>.</text:p>
      <text:p text:style-name="P1">7°) Se hicieron los links mas descriptivos.</text:p>
      <text:p text:style-name="P1"/>
      <text:p text:style-name="P1">Por ejemplo, como mencionamos, el link analizado es:</text:p>
      <text:p text:style-name="P1"><text:s text:c="4"/>www.resinformatica.com.ar/LOGIN_ONLY/login-only/GlobalBluePoint-ERP.aspx</text:p>
      <text:p text:style-name="P1"><text:span text:style-name="T1">E</text:span>ste link muestra el login del sistema, por lo tanto sería preferible que el link del mismo fuese por ejemplo: www.resinformatica.com.ar/Iniciar_sesion/</text:p>
      <text:p text:style-name="P1"/>
      <text:p text:style-name="P5">8°) Se cambió el color de algunos textos (agregando el atributo style=”color:uncolor;”) para generar mayor contraste entre el fondo y la información en si.</text:p>
      <text:p text:style-name="P1"/>
      <text:p text:style-name="P1">En este caso al validar la página (luego de realizar los pasos anteriores) con la herramienta 'Simor', los errores que surgieron son:</text:p>
      <text:p text:style-name="P1">-Los formularios deben tener id's que no se repitan en <text:span text:style-name="T1">ningún</text:span> otro formulario.</text:p>
      <text:p text:style-name="P1">(Esto no altera la forma en que se percibe el sistema para el usuario, pero ayudaría a reducir la probabilidad de errores en el desarrollo y aportaría a la uniformidad del código y del sistema en si).</text:p>
      <text:p text:style-name="P1">-Como mencionamos, este validador destacó <text:span text:style-name="T1">nuevamente</text:span> la idea de que es mejor hacer imágenes que sean responsive, en lugar de que posean una medida fija.</text:p>
      <text:p text:style-name="P1"/>
      <text:p text:style-name="P1"/>
      <text:p text:style-name="P1"/>
      <text:p text:style-name="P1">Informe respecto al archivo "EntregaAccesibilidadWeb3.html"</text:p>
      <text:p text:style-name="P1"/>
      <text:p text:style-name="P1">En este caso queremos analizar listados, para ello utilizaremos la misma página que en <text:span text:style-name="T2">el archivo</text:span> 2<text:span text:style-name="T2">°</text:span> de este trabajo, pero esta vez trabajaremos con la pestaña de 'ofertas' <text:span text:style-name="T3">para ejemplificar como podría realizarse un listado accesible.</text:span></text:p>
      <text:p text:style-name="P3">L<text:span text:style-name="T13">ink del sitio original</text:span>:</text:p>
      <text:p text:style-name="Preformatted_20_Text"><text:a xlink:type="simple" xlink:href="http://www.resinformatica.com.ar/START_OFERTAS/ofertas/Todas%20las%20Ofertas%20estan%20aqui/GlobalBluePoint-ERP.aspx" text:style-name="Internet_20_link" text:visited-style-name="Visited_20_Internet_20_Link"><text:span text:style-name="T6">http://www.resinformatica.com.ar/START_OFERTAS/ofertas/Todas%20las%20Ofertas%20estan%20aqui/GlobalBluePoint-ERP.aspx</text:span></text:a></text:p>
      <text:p text:style-name="P1"/>
      <text:p text:style-name="P3">Mejoras realizadas en el código:</text:p>
      <text:p text:style-name="P4"><text:span text:style-name="T3">1°)</text:span> <text:span text:style-name="T3">Atributos </text:span>‘alt’ <text:s/>añadidos <text:span text:style-name="T3">a las imágenes,</text:span> y <text:span text:style-name="T3">otros</text:span> editados (<text:span text:style-name="T3">el código original poseía algunos pero eran </text:span>poco <text:span text:style-name="T3">o nulamente</text:span> descriptivos).</text:p>
      <text:p text:style-name="P1"><text:span text:style-name="T3">2°)</text:span> <text:span text:style-name="T3">S</text:span>e añade<text:span text:style-name="T3">n</text:span> <text:span text:style-name="T3">descripciones</text:span> de imágenes que poseen redirecciones.</text:p>
      <text:p text:style-name="P1"><text:span text:style-name="T3">3°)</text:span> Se mejoran las descripciones de los listados de <text:span text:style-name="T3">categorías para hacerlos mas fácil de entender y menos dependientes del contexto.</text:span></text:p>
      <text:p text:style-name="P1"><text:span text:style-name="T3">4°)</text:span> <text:span text:style-name="T3">S</text:span>e añadieron <text:span text:style-name="T3">atributos ‘k</text:span>ey<text:span text:style-name="T3">p</text:span>ress’ <text:span text:style-name="T3">que permitan el uso del sistema por medio del teclado.</text:span></text:p>
      <text:p text:style-name="P1"><text:span text:style-name="T3">5°)</text:span> <text:span text:style-name="T3">S</text:span>e establecieron tamaños <text:span text:style-name="T3">mínimos</text:span> de <text:span text:style-name="T3">imágenes (aunque en realidad lo mejor es hacerlas con tamaño auto- para que sean adaptables).</text:span></text:p>
      <text:p text:style-name="P1"/>
      <text:p text:style-name="P1">En cuanto a los listados, sus componentes se encuentran en divs (y no en tablas), lo cual favorece a la accesibilidad. A su vez dentro de los mismos emplearon el uso de atributos &lt;h1&gt;/&lt;h2&gt;/ etc, lo cual</text:p>
      <text:p text:style-name="P1">ayuda a la mejor comprensión de la grilla <text:span text:style-name="T3">(estos atributos resaltan en diferentes niveles, los textos que contengan dentro).</text:span></text:p>
      <text:p text:style-name="P1"><text:soft-page-break/></text:p>
      <text:p text:style-name="P1"><text:span text:style-name="T3">6°) </text:span>Todos los links son poco claros respecto de su contexto.</text:p>
      <text:p text:style-name="P1">Para terminar de armar una página accesible, sería necesario alterar nuevamente (como mostramos en la 2da página) los links del html, <text:span text:style-name="T3">dado que deberían ser lo suficientemente claros como para entender rápidamente en que zona de la página nos encontramos (</text:span>en <text:span text:style-name="T4">este caso,</text:span> su <text:span text:style-name="T3">mayoría</text:span> se encuentran en las lineas 400-1000).</text:p>
      <text:p text:style-name="P1"/>
      <text:p text:style-name="P1">Un ejemplo de como podemos mejorar todos estos links:</text:p>
      <text:p text:style-name="P1"/>
      <text:p text:style-name="P1">(Original)</text:p>
      <text:p text:style-name="Preformatted_20_Text"><text:a xlink:type="simple" xlink:href="http://www.resinformatica.com.ar/SUBCATEGORIA/SCAT_ID=3884/INALAMBRICOS/GlobalBluePoint-ERP.aspx" text:style-name="Internet_20_link" text:visited-style-name="Visited_20_Internet_20_Link"><text:span text:style-name="T6">http://www.resinformatica.com.ar/SUBCATEGORIA/SCAT_ID=3884/INALAMBRICOS/GlobalBluePoint-ERP.aspx</text:span></text:a><text:span text:style-name="T6">"&gt;</text:span></text:p>
      <text:p text:style-name="P1"/>
      <text:p text:style-name="P1">(Mejorado)</text:p>
      <text:p text:style-name="Preformatted_20_Text"><text:a xlink:type="simple" xlink:href="http://www.resinformatica.com.ar/SUBCATEGORIA/INALAMBRICOS/" text:style-name="Internet_20_link" text:visited-style-name="Visited_20_Internet_20_Link"><text:span text:style-name="T6">http://www.resinformatica.com.ar/SUBCATEGORIA/INALAMBRICOS/</text:span></text:a></text:p>
      <text:p text:style-name="P1"/>
      <text:p text:style-name="P1">Si a su vez quisiésemos mejorar aún mas la accesibilidad y permitirle al usuario primero visualizar el catálogo y luego las opciones de navegación, <text:span text:style-name="T4">podríamos</text:span> reestructurar la página para lograr esto último. En el archivo "EntregaAccesibilidadWeb3 (Ejemplo reestructurado).html", puede verse un ejemplo de como podría mejorarse este listado a fin de que el usuario pueda acceder a la información del mismo de manera mas rápida, <text:span text:style-name="T4">siguiendo la idea de primero mostrar la información y después la navegación del sitio.</text:span></text:p>
      <text:p text:style-name="P1"/>
      <text:p text:style-name="P6">A su vez también, sería necesario cambiar en los archivos css la gama general de colores del sistema asegurándose de que generen el contraste necesario como para que una persona con problemas de percepción de colores, pueda diferenciar correctamente cada elemento del sitio. (‘manualmente’ se arreglaron algunos de estos elementos (textos sobre todo) para que tengan una gama que permita un buen contraste, pero algunos no pudieron modificarse debido a que se heredan de estilos on-line).</text:p>
      <text:p text:style-name="P6"/>
      <text:p text:style-name="P7">Al analizar los sitios con validadores automáticos, los errores señalados son reglas de la WCAG que no afectan como el usuario vé el sistema (a excepción de los ya mencionados y su solución, <text:span text:style-name="T12">como los links poco explicitos en relación al contexto</text:span>). Específicamente son las reglas #083 (Los formularios deben tener ID’s unicos), #094 (la ausencia de manejadores), #012 (No ocultar frames), <text:span text:style-name="T11">#075</text:span> <text:span text:style-name="T11">(declarar atributo for en los inputs).</text:span></text:p>
      <text:p text:style-name="P7"/>
      <text:p text:style-name="P7"/>
      <text:p text:style-name="P7"><text:a xlink:type="simple" xlink:href="https://www.digitala11y.com/accessibility-plug-ins-ie-chrome-firefox-browsers/" text:style-name="Internet_20_link" text:visited-style-name="Visited_20_Internet_20_Link">https://www.digitala11y.com/accessibility-plug-ins-ie-chrome-firefox-browsers/</text:a> <text:span text:style-name="T14">PROBAR CON ESTOS PLUGINS PARA CERTIFICAR ACCESIBILIDAD, SACAR ALGUNAS CAPTURAS Y ADJUNTAR AL ARCHIVO (para comprobación manual).</text:span></text:p>
      <text:p text:style-name="P9">Probar:</text:p>
      <text:p text:style-name="P7"><text:tab/>-<text:span text:style-name="T15">siteimprove</text:span></text:p>
      <text:p text:style-name="P7"><text:tab/>-<text:span text:style-name="T15">color contrast analyzer</text:span></text:p>
      <text:p text:style-name="P7"><text:tab/>-<text:span text:style-name="T16">chromebox rea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Manjari Regular" svg:font-family="'Manjari Regular'" style:font-pitch="variable"/>
    <style:font-face style:name="Samyak Devanagari" svg:font-family="'Samyak Devanagar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1T14:59:03.258059371</dc:date>
    <meta:editing-duration>PT1H1M25S</meta:editing-duration>
    <meta:editing-cycles>11</meta:editing-cycles>
    <meta:generator>LibreOffice/6.0.7.3$Linux_X86_64 LibreOffice_project/00m0$Build-3</meta:generator>
    <meta:document-statistic meta:table-count="0" meta:image-count="0" meta:object-count="0" meta:page-count="5" meta:paragraph-count="136" meta:word-count="1768" meta:character-count="13736" meta:non-whitespace-character-count="11672"/>
  </office:meta>
</office:document-meta>
</file>